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 serif" svg:font-family="'sans serif', 'Droid Sans Mono', monospace, monospace"/>
  </office:font-face-decls>
  <office:automatic-styles>
    <style:style style:name="P1" style:family="paragraph" style:parent-style-name="Text_20_body">
      <style:paragraph-properties fo:margin-left="2cm" fo:margin-right="0cm" fo:line-height="115%" fo:text-indent="0cm" style:auto-text-indent="false"/>
      <style:text-properties officeooo:rsid="0003c609" officeooo:paragraph-rsid="0003c609"/>
    </style:style>
    <style:style style:name="P2" style:family="paragraph" style:parent-style-name="Heading_20_2">
      <style:paragraph-properties fo:line-height="115%"/>
    </style:style>
    <style:style style:name="P3" style:family="paragraph" style:parent-style-name="Text_20_body" style:list-style-name="L1">
      <style:paragraph-properties fo:line-height="115%"/>
      <style:text-properties officeooo:rsid="00011604" officeooo:paragraph-rsid="00011604"/>
    </style:style>
    <style:style style:name="P4" style:family="paragraph" style:parent-style-name="Text_20_body" style:list-style-name="L2">
      <style:paragraph-properties fo:line-height="115%"/>
      <style:text-properties officeooo:rsid="00011604" officeooo:paragraph-rsid="00011604"/>
    </style:style>
    <style:style style:name="P5" style:family="paragraph" style:parent-style-name="Text_20_body" style:list-style-name="L3">
      <style:paragraph-properties fo:line-height="115%"/>
      <style:text-properties officeooo:rsid="00011604" officeooo:paragraph-rsid="00011604"/>
    </style:style>
    <style:style style:name="P6" style:family="paragraph" style:parent-style-name="Text_20_body" style:list-style-name="L5">
      <style:paragraph-properties fo:line-height="115%"/>
      <style:text-properties officeooo:rsid="00011604" officeooo:paragraph-rsid="00011604"/>
    </style:style>
    <style:style style:name="P7" style:family="paragraph" style:parent-style-name="Text_20_body" style:list-style-name="L1">
      <style:paragraph-properties fo:line-height="115%"/>
      <style:text-properties officeooo:rsid="00023b5b" officeooo:paragraph-rsid="00023b5b"/>
    </style:style>
    <style:style style:name="P8" style:family="paragraph" style:parent-style-name="Text_20_body" style:list-style-name="L1">
      <style:paragraph-properties fo:line-height="115%"/>
      <style:text-properties officeooo:rsid="00023b5b" officeooo:paragraph-rsid="0003c609"/>
    </style:style>
    <style:style style:name="P9" style:family="paragraph" style:parent-style-name="Text_20_body" style:list-style-name="L4">
      <style:paragraph-properties fo:line-height="115%"/>
      <style:text-properties officeooo:rsid="00023b5b" officeooo:paragraph-rsid="00023b5b"/>
    </style:style>
    <style:style style:name="P10" style:family="paragraph" style:parent-style-name="Text_20_body" style:list-style-name="L6">
      <style:paragraph-properties fo:line-height="115%"/>
      <style:text-properties officeooo:rsid="0003c609" officeooo:paragraph-rsid="0003c609"/>
    </style:style>
    <style:style style:name="P11" style:family="paragraph" style:parent-style-name="Text_20_body" style:list-style-name="L1">
      <style:paragraph-properties fo:line-height="115%"/>
      <style:text-properties officeooo:rsid="0003c609" officeooo:paragraph-rsid="0003c609"/>
    </style:style>
    <style:style style:name="P12" style:family="paragraph" style:parent-style-name="Text_20_body" style:list-style-name="L7">
      <style:paragraph-properties fo:line-height="115%"/>
      <style:text-properties officeooo:rsid="0003c609" officeooo:paragraph-rsid="0003c609"/>
    </style:style>
    <style:style style:name="P13" style:family="paragraph" style:parent-style-name="Text_20_body" style:list-style-name="L7">
      <style:paragraph-properties fo:line-height="115%"/>
      <style:text-properties officeooo:rsid="00054090" officeooo:paragraph-rsid="00054090"/>
    </style:style>
    <style:style style:name="P14" style:family="paragraph" style:parent-style-name="Text_20_body" style:list-style-name="L1">
      <style:paragraph-properties fo:line-height="115%"/>
      <style:text-properties officeooo:rsid="0006c032" officeooo:paragraph-rsid="0006c032"/>
    </style:style>
    <style:style style:name="P15" style:family="paragraph" style:parent-style-name="Text_20_body" style:list-style-name="L2">
      <style:paragraph-properties fo:line-height="115%"/>
      <style:text-properties officeooo:rsid="0006c032" officeooo:paragraph-rsid="0006c032"/>
    </style:style>
    <style:style style:name="P16" style:family="paragraph" style:parent-style-name="Text_20_body">
      <style:paragraph-properties fo:line-height="115%"/>
      <style:text-properties officeooo:rsid="0006c032" officeooo:paragraph-rsid="0006c032"/>
    </style:style>
    <style:style style:name="T1" style:family="text">
      <style:text-properties officeooo:rsid="0003c6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Database access using Django. Questions.</text:h>
      <text:list xml:id="list4072699408" text:style-name="L1">
        <text:list-item>
          <text:p text:style-name="P3">Indicate an example of database where it is better to use a relational database better than a NoSQL database and explain why.</text:p>
          <text:p text:style-name="P14">Tiendas online: necesitamos tablas de productos, pedidos, clientes.. y estas tienen que estar relacionadas para tener una mejor distribución y organización de los datos, también las bases de datos relacionales ofrecen mayor seguridad y consultas más complejas.</text:p>
        </text:list-item>
        <text:list-item>
          <text:p text:style-name="P3">If we have the following tables in a relational database:</text:p>
          <text:p text:style-name="P3">student: idStudent, idAddress (foreign key to table address), name, age.</text:p>
          <text:p text:style-name="P3">address: idAddress, street, number, postalCode, idProvince (foreign key to table province)</text:p>
          <text:p text:style-name="P3">province: idProvince, description.</text:p>
        </text:list-item>
      </text:list>
      <text:list xml:id="list530466443" text:style-name="L2">
        <text:list-item>
          <text:list>
            <text:list-item>
              <text:p text:style-name="P4">Indicate the equivalence in an Object Oriented Model.</text:p>
              <text:p text:style-name="P15">New Student(id, new Address(id, street, number, postalCode, new Province(id, description)), name, age)</text:p>
            </text:list-item>
            <text:list-item>
              <text:p text:style-name="P4">Indicate the equivalence in a documental database that uses JSON files.</text:p>
              <text:p text:style-name="P15">{Student:[</text:p>
              <text:list>
                <text:list-header>
                  <text:p text:style-name="P15">idStudent:</text:p>
                  <text:p text:style-name="P15">Address: [</text:p>
                  <text:p text:style-name="P15">{</text:p>
                  <text:list>
                    <text:list-header>
                      <text:p text:style-name="P15">id: </text:p>
                      <text:p text:style-name="P15">street:</text:p>
                      <text:p text:style-name="P15">number:</text:p>
                      <text:p text:style-name="P15">postalCode:</text:p>
                      <text:p text:style-name="P15">Province: [</text:p>
                      <text:p text:style-name="P15">{</text:p>
                      <text:list>
                        <text:list-header>
                          <text:p text:style-name="P15">id:</text:p>
                          <text:p text:style-name="P15">description:</text:p>
                        </text:list-header>
                      </text:list>
                      <text:p text:style-name="P15">}]</text:p>
                    </text:list-header>
                  </text:list>
                  <text:p text:style-name="P15">}</text:p>
                  <text:list text:continue-numbering="true">
                    <text:list-header>
                      <text:p text:style-name="P15">],</text:p>
                    </text:list-header>
                  </text:list>
                  <text:p text:style-name="P15">name:</text:p>
                  <text:p text:style-name="P15">age:</text:p>
                </text:list-header>
              </text:list>
              <text:p text:style-name="P15">]}</text:p>
            </text:list-item>
          </text:list>
        </text:list-item>
      </text:list>
      <text:p text:style-name="P16"><text:soft-page-break/></text:p>
      <text:p text:style-name="P16"/>
      <text:p text:style-name="P16"/>
      <text:p text:style-name="P16"/>
      <text:list xml:id="list115235551766842" text:continue-numbering="true" text:style-name="L2">
        <text:list-item>
          <text:list>
            <text:list-item>
              <text:p text:style-name="P4">Indicate the equivalence using a xml file.</text:p>
              <text:p text:style-name="P15">&lt;student&gt;</text:p>
              <text:list>
                <text:list-header>
                  <text:p text:style-name="P15">&lt;id&gt;&lt;/id&gt;</text:p>
                  <text:p text:style-name="P15">&lt;address&gt;</text:p>
                  <text:list>
                    <text:list-header>
                      <text:p text:style-name="P15">&lt;id&gt;&lt;/id&gt;</text:p>
                      <text:p text:style-name="P15">&lt;street&gt;&lt;/street&gt;</text:p>
                      <text:p text:style-name="P15">&lt;number&gt;&lt;/number&gt;</text:p>
                      <text:p text:style-name="P15">&lt;postalCode&gt;&lt;/postalCode&gt;</text:p>
                      <text:p text:style-name="P15">&lt;province&gt;</text:p>
                      <text:list>
                        <text:list-header>
                          <text:p text:style-name="P15">&lt;id&gt;&lt;/id&gt;</text:p>
                          <text:p text:style-name="P15">&lt;description&gt;&lt;/description&gt;</text:p>
                        </text:list-header>
                      </text:list>
                      <text:p text:style-name="P15">&lt;/province&gt;</text:p>
                    </text:list-header>
                  </text:list>
                  <text:p text:style-name="P15">&lt;/address&gt;</text:p>
                  <text:p text:style-name="P15">&lt;name&gt;&lt;/name&gt;</text:p>
                  <text:p text:style-name="P15">&lt;age&gt;&lt;/age&gt;</text:p>
                </text:list-header>
              </text:list>
              <text:p text:style-name="P15">&lt;/student&gt;</text:p>
            </text:list-item>
          </text:list>
        </text:list-item>
      </text:list>
      <text:list xml:id="list115235023348433" text:continue-list="list4072699408" text:style-name="L1">
        <text:list-item>
          <text:p text:style-name="P3">Indicate three advantages of using a database better than a file to store information.</text:p>
          <text:p text:style-name="P14">En la base de datos puedes gestionar grupos de permisos y usuarios, con grandes cantidades de información en las bases de datos las consultas facilitan la obtencion de información</text:p>
        </text:list-item>
        <text:list-item>
          <text:p text:style-name="P3">Indicate the SQL code to perform the following actions:</text:p>
        </text:list-item>
      </text:list>
      <text:list text:style-name="L3">
        <text:list-item>
          <text:list>
            <text:list-item>
              <text:p text:style-name="P5">Create a table with name student and fields: idStudent (integer, PK), name (string), age (number)</text:p>
            </text:list-item>
            <text:list-item>
              <text:p text:style-name="P5">Add two rows of data in the previous table.</text:p>
            </text:list-item>
            <text:list-item>
              <text:p text:style-name="P5">Modify the second row of data that you added.</text:p>
            </text:list-item>
            <text:list-item>
              <text:p text:style-name="P5">Delete the first row of data in that table.</text:p>
            </text:list-item>
          </text:list>
        </text:list-item>
      </text:list>
      <text:list xml:id="list115235216773086" text:continue-list="list115235023348433" text:style-name="L1">
        <text:list-item>
          <text:p text:style-name="P7">What is a Django Model?</text:p>
        </text:list-item>
        <text:list-item>
          <text:p text:style-name="P7">What does “object-relational mapping” mean?</text:p>
        </text:list-item>
        <text:list-item>
          <text:p text:style-name="P7">Define the Django model that is equivalent to the table in the exercise 4. Indicate which actions must be performed so that this model is mapped to a relational database.</text:p>
        </text:list-item>
        <text:list-item>
          <text:p text:style-name="P7"><text:soft-page-break/>What is the purpose of the field validators that we can specify in the Django models?</text:p>
        </text:list-item>
        <text:list-item>
          <text:p text:style-name="P7">If I have a student with name “Luisa” in the database. Write the Django code that we must execute in order to modify it.</text:p>
        </text:list-item>
        <text:list-item>
          <text:p text:style-name="P7">Write the code of the filters that are equivalent to the following SQL sentences:</text:p>
        </text:list-item>
      </text:list>
      <text:list text:style-name="L4">
        <text:list-item>
          <text:list>
            <text:list-item>
              <text:p text:style-name="P9">select * from student where age between 20 and 70;</text:p>
            </text:list-item>
            <text:list-item>
              <text:p text:style-name="P9">select * from student where name like ‘%Gomez%’ and (register = 1 or previousRegister = 1);</text:p>
            </text:list-item>
            <text:list-item>
              <text:p text:style-name="P9">select * from customer where age &gt;= 18 <text:span text:style-name="T1">or</text:span> city = ‘B%’<text:span text:style-name="T1">;</text:span></text:p>
            </text:list-item>
          </text:list>
        </text:list-item>
      </text:list>
      <text:list xml:id="list115236667866531" text:continue-list="list115235216773086" text:style-name="L1">
        <text:list-item>
          <text:p text:style-name="P3">Describe with your own words the following concepts:</text:p>
        </text:list-item>
      </text:list>
      <text:list text:style-name="L5">
        <text:list-item>
          <text:list>
            <text:list-item>
              <text:p text:style-name="P6">Persistent Data.</text:p>
            </text:list-item>
            <text:list-item>
              <text:p text:style-name="P6">Temporary Data.</text:p>
            </text:list-item>
            <text:list-item>
              <text:p text:style-name="P6">Semi-Persistent Data.</text:p>
            </text:list-item>
          </text:list>
        </text:list-item>
      </text:list>
      <text:list xml:id="list115236691191766" text:continue-list="list115236667866531" text:style-name="L1">
        <text:list-item>
          <text:p text:style-name="P8">Write the <text:span text:style-name="T1">django </text:span>code <text:span text:style-name="T1">to perform the following tasks:</text:span></text:p>
        </text:list-item>
      </text:list>
      <text:list text:style-name="L6">
        <text:list-item>
          <text:list>
            <text:list-item>
              <text:p text:style-name="P10">Get all registers from the table ‘student’. Show only the 4 first registers.</text:p>
            </text:list-item>
            <text:list-item>
              <text:p text:style-name="P10">Get from the previous table the register with id=3.</text:p>
            </text:list-item>
          </text:list>
        </text:list-item>
      </text:list>
      <text:list xml:id="list115236091373301" text:continue-list="list115236691191766" text:style-name="L1">
        <text:list-item>
          <text:p text:style-name="P11">We can choose between two ways to operate on the database:</text:p>
          <text:p text:style-name="P11">Case 1:</text:p>
          <text:list>
            <text:list-header>
              <text:p text:style-name="P11">bestsellers = Book.objects.filter(is_bestselling=True)</text:p>
              <text:p text:style-name="P11">amazing_bestsellers = bestsellers.filter(rating__gt=4)</text:p>
              <text:p text:style-name="P11">print (bestsellers)</text:p>
              <text:p text:style-name="P11">print (amazing_bestsellers)</text:p>
            </text:list-header>
          </text:list>
          <text:p text:style-name="P11">Case 2:</text:p>
        </text:list-item>
      </text:list>
      <text:p text:style-name="P1">print (Book.objects.filter(is_bestselling=True))</text:p>
      <text:p text:style-name="P1">print (Book.objects.filter(is_bestselling=True, rating__gt=4))</text:p>
      <text:list text:style-name="L7">
        <text:list-item>
          <text:list>
            <text:list-item>
              <text:p text:style-name="P12">How many times does Django access the database in “Case 1”? And how many times in “Case 2”? </text:p>
            </text:list-item>
            <text:list-item>
              <text:p text:style-name="P13">Indicate the instruction in case 1 when the program access the database.</text:p>
            </text:list-item>
            <text:list-item>
              <text:p text:style-name="P12">Which case gives a better performance?</text:p>
            </text:list-item>
          </text:list>
        </text:list-item>
      </text:list>
      <text:list xml:id="list115236440822513" text:continue-list="list115236091373301" text:style-name="L1">
        <text:list-item>
          <text:p text:style-name="P11">Explain with your own words what is the “Cache” and what is its purpose.</text:p>
          <text:list>
            <text:list-header>
              <text:p text:style-name="P11"/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 serif" svg:font-family="'sans serif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1:52:34.742355697</dc:date>
    <meta:editing-duration>PT29M10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3" meta:paragraph-count="80" meta:word-count="588" meta:character-count="3489" meta:non-whitespace-character-count="3045"/>
  </office:meta>
</office:document-meta>
</file>